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B0000046E0000021D120DFB04.svm" manifest:media-type=""/>
  <manifest:file-entry manifest:full-path="Pictures/2000002B0000046C0000021D5510556B.svm" manifest:media-type=""/>
  <manifest:file-entry manifest:full-path="Pictures/2000002B0000046B0000021DF525DAD3.svm" manifest:media-type=""/>
  <manifest:file-entry manifest:full-path="Pictures/2000002B000004A80000021D1B715C4D.svm" manifest:media-type=""/>
  <manifest:file-entry manifest:full-path="Pictures/2000002B0000096B00000211A1E61FB1.svm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4e6" officeooo:paragraph-rsid="001084e6"/>
    </style:style>
    <style:style style:name="P2" style:family="paragraph" style:parent-style-name="Standard">
      <style:text-properties officeooo:rsid="0011f6b1" officeooo:paragraph-rsid="0011f6b1"/>
    </style:style>
    <style:style style:name="P3" style:family="paragraph" style:parent-style-name="Standard">
      <style:text-properties officeooo:rsid="0018e957" officeooo:paragraph-rsid="0018e957"/>
    </style:style>
    <style:style style:name="P4" style:family="paragraph" style:parent-style-name="Standard">
      <style:text-properties officeooo:rsid="0019ec73" officeooo:paragraph-rsid="0019ec73"/>
    </style:style>
    <style:style style:name="P5" style:family="paragraph" style:parent-style-name="Standard">
      <style:text-properties officeooo:rsid="001a9049" officeooo:paragraph-rsid="001a9049"/>
    </style:style>
    <style:style style:name="P6" style:family="paragraph" style:parent-style-name="Standard">
      <style:text-properties officeooo:rsid="001bc616" officeooo:paragraph-rsid="001bc616"/>
    </style:style>
    <style:style style:name="P7" style:family="paragraph" style:parent-style-name="Standard">
      <style:text-properties officeooo:rsid="001bc616" officeooo:paragraph-rsid="001dea8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a9049" officeooo:paragraph-rsid="001a904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66ee" officeooo:paragraph-rsid="001f66ee" style:font-weight-asian="bold" style:font-weight-complex="bold"/>
    </style:style>
    <style:style style:name="P10" style:family="paragraph" style:parent-style-name="Standard">
      <style:text-properties officeooo:rsid="0022ab38" officeooo:paragraph-rsid="0022ab38"/>
    </style:style>
    <style:style style:name="P11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9ec73" officeooo:paragraph-rsid="0019ec73"/>
    </style:style>
    <style:style style:name="P12" style:family="paragraph" style:parent-style-name="Standard">
      <style:text-properties officeooo:rsid="001a9049" officeooo:paragraph-rsid="001a9049"/>
    </style:style>
    <style:style style:name="P13" style:family="paragraph" style:parent-style-name="Standard">
      <style:text-properties officeooo:rsid="001a9049" officeooo:paragraph-rsid="00283809"/>
    </style:style>
    <style:style style:name="P14" style:family="paragraph" style:parent-style-name="Standard">
      <style:text-properties officeooo:rsid="002652b6" officeooo:paragraph-rsid="002652b6"/>
    </style:style>
    <style:style style:name="P15" style:family="paragraph" style:parent-style-name="Standard">
      <style:text-properties officeooo:rsid="002652b6" officeooo:paragraph-rsid="00283809"/>
    </style:style>
    <style:style style:name="P16" style:family="paragraph" style:parent-style-name="Standard">
      <style:text-properties officeooo:rsid="00283809" officeooo:paragraph-rsid="00283809"/>
    </style:style>
    <style:style style:name="P17" style:family="paragraph" style:parent-style-name="Standard">
      <style:text-properties officeooo:rsid="002b8531" officeooo:paragraph-rsid="002b8531"/>
    </style:style>
    <style:style style:name="P18" style:family="paragraph" style:parent-style-name="Standard">
      <style:text-properties officeooo:rsid="002e3550" officeooo:paragraph-rsid="002e3550"/>
    </style:style>
    <style:style style:name="P19" style:family="paragraph" style:parent-style-name="Standard">
      <style:text-properties officeooo:rsid="002f83c0" officeooo:paragraph-rsid="002f83c0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bold" officeooo:rsid="002f83c0" officeooo:paragraph-rsid="002f83c0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normal" style:text-underline-style="none" fo:font-weight="normal" officeooo:rsid="00313052" officeooo:paragraph-rsid="0031305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6600" style:text-underline-style="solid" style:text-underline-width="auto" style:text-underline-color="font-color" fo:font-weight="bold" officeooo:rsid="001a9049" officeooo:paragraph-rsid="00283809" style:font-weight-asian="bold" style:font-weight-complex="bold"/>
    </style:style>
    <style:style style:name="P23" style:family="paragraph" style:parent-style-name="Standard">
      <style:text-properties fo:color="#ff6600" style:text-underline-style="solid" style:text-underline-width="auto" style:text-underline-color="font-color" fo:font-weight="bold" officeooo:rsid="00283809" officeooo:paragraph-rsid="00283809" style:font-weight-asian="bold" style:font-weight-complex="bold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652b6" officeooo:paragraph-rsid="002652b6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652b6" officeooo:paragraph-rsid="00283809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b8531" officeooo:paragraph-rsid="002b8531"/>
    </style:style>
    <style:style style:name="P27" style:family="paragraph">
      <style:paragraph-properties fo:margin-left="0in" fo:margin-right="0in" fo:margin-top="0in" fo:margin-bottom="0in" fo:line-height="100%" fo:text-align="center" fo:text-indent="0in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T1" style:family="text">
      <style:text-properties officeooo:rsid="0010c1c5"/>
    </style:style>
    <style:style style:name="T2" style:family="text">
      <style:text-properties officeooo:rsid="00176658"/>
    </style:style>
    <style:style style:name="T3" style:family="text">
      <style:text-properties officeooo:rsid="001bfbb9"/>
    </style:style>
    <style:style style:name="T4" style:family="text">
      <style:text-properties officeooo:rsid="001dea8b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2e35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officeooo:rsid="002e3550"/>
    </style:style>
    <style:style style:name="T11" style:family="text">
      <style:text-properties style:text-underline-style="solid" style:text-underline-width="auto" style:text-underline-color="font-color" fo:font-weight="bold" officeooo:rsid="002e3550" style:font-weight-asian="bold" style:font-weight-complex="bold"/>
    </style:style>
    <style:style style:name="T12" style:family="text">
      <style:text-properties fo:color="#ff6600"/>
    </style:style>
    <style:style style:name="T13" style:family="text">
      <style:text-properties fo:color="#ff6600" style:text-underline-style="solid" style:text-underline-width="auto" style:text-underline-color="font-color"/>
    </style:style>
    <style:style style:name="T14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ff6600" style:text-underline-style="solid" style:text-underline-width="auto" style:text-underline-color="font-color" fo:font-weight="bold" officeooo:rsid="002e3550" style:font-weight-asian="bold" style:font-weight-complex="bold"/>
    </style:style>
    <style:style style:name="T16" style:family="text">
      <style:text-properties fo:color="#ff6600" style:text-underline-style="solid" style:text-underline-width="auto" style:text-underline-color="font-color" officeooo:rsid="002e3550"/>
    </style:style>
    <style:style style:name="T17" style:family="text">
      <style:text-properties fo:color="#ff6600" officeooo:rsid="002e3550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 <text:span text:style-name="T3">events</text:span>, and Z samples.<draw:frame draw:style-name="fr1" draw:name="Object1" text:anchor-type="as-char" svg:y="-0.152in" svg:width="1.1217in" svg:height="0.199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Where </text:span><text:span text:style-name="T1"><draw:frame draw:style-name="fr1" draw:name="Object2" text:anchor-type="as-char" svg:y="-0.1484in" svg:width="0.5992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/>
      <text:p text:style-name="P1"><draw:frame draw:style-name="fr1" draw:name="Object3" text:anchor-type="as-char" svg:y="-0.1728in" svg:width="3.0898in" svg:height="0.23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<draw:frame draw:style-name="fr1" draw:name="Object4" text:anchor-type="as-char" svg:y="-0.152in" svg:width="0.3827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label for sample<draw:frame draw:style-name="fr1" draw:name="Object6" text:anchor-type="as-char" svg:y="-0.152in" svg:width="0.3957in" svg:height="0.200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, and<draw:frame draw:style-name="fr1" draw:name="Object5" text:anchor-type="as-char" svg:y="-0.152in" svg:width="0.8598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Standard"><draw:g text:anchor-type="paragraph" draw:z-index="5" draw:style-name="gr1"><draw:ellipse draw:style-name="gr2" draw:text-style-name="P28" xml:id="id1" draw:id="id1" svg:width="0.6094in" svg:height="0.5169in" svg:x="0.1898in" svg:y="1.361in"><text:p text:style-name="P27"><text:span text:style-name="T18">lstm</text:span></text:p></draw:ellipse><draw:ellipse draw:style-name="gr2" draw:text-style-name="P28" xml:id="id2" draw:id="id2" svg:width="0.6087in" svg:height="0.5169in" svg:x="1.7681in" svg:y="1.361in"><text:p text:style-name="P27"><text:span text:style-name="T18">lstm</text:span></text:p></draw:ellipse><draw:connector draw:style-name="gr3" draw:text-style-name="P29" draw:type="line" svg:x1="0.7988in" svg:y1="1.6197in" svg:x2="1.7685in" svg:y2="1.6197in" draw:start-shape="id1" draw:start-glue-point="1" draw:end-shape="id2" draw:end-glue-point="3" svg:d="M2029 4114h2463" svg:viewBox="0 0 2464 2"><text:p/></draw:connector><draw:connector draw:style-name="gr3" draw:text-style-name="P29" draw:type="line" svg:x1="0.4945in" svg:y1="2.2055in" svg:x2="0.4937in" svg:y2="1.878in" draw:end-shape="id1" draw:end-glue-point="2" svg:d="M1256 5602l-2-832" svg:viewBox="0 0 4 834"><text:p/></draw:connector><draw:connector draw:style-name="gr3" draw:text-style-name="P29" draw:type="line" svg:x1="2.0732in" svg:y1="2.2055in" svg:x2="2.0724in" svg:y2="1.878in" draw:end-shape="id2" draw:end-glue-point="2" svg:d="M5266 5602l-2-832" svg:viewBox="0 0 4 834"><text:p/></draw:connector><draw:ellipse draw:style-name="gr2" draw:text-style-name="P28" xml:id="id3" draw:id="id3" svg:width="0.6094in" svg:height="0.5169in" svg:x="3.3862in" svg:y="1.361in"><text:p text:style-name="P27"><text:span text:style-name="T18">lstm</text:span></text:p></draw:ellipse><draw:connector draw:style-name="gr3" draw:text-style-name="P29" draw:type="line" svg:x1="2.3764in" svg:y1="1.6197in" svg:x2="3.3862in" svg:y2="1.6197in" draw:start-shape="id2" draw:start-glue-point="1" draw:end-shape="id3" draw:end-glue-point="3" svg:d="M6036 4114h2565" svg:viewBox="0 0 2566 2"><text:p/></draw:connector><draw:connector draw:style-name="gr3" draw:text-style-name="P29" draw:type="line" svg:x1="3.6921in" svg:y1="2.2055in" svg:x2="3.6906in" svg:y2="1.878in" draw:end-shape="id3" draw:end-glue-point="2" svg:d="M9378 5602l-4-832" svg:viewBox="0 0 5 834"><text:p/></draw:connector><draw:ellipse draw:style-name="gr2" draw:text-style-name="P28" xml:id="id4" draw:id="id4" svg:width="0.6094in" svg:height="0.5169in" svg:x="5.9417in" svg:y="1.361in"><text:p text:style-name="P27"><text:span text:style-name="T18">lstm</text:span></text:p></draw:ellipse><draw:connector draw:style-name="gr3" draw:text-style-name="P29" draw:type="line" svg:x1="5.287in" svg:y1="1.6197in" svg:x2="5.9421in" svg:y2="1.6197in" draw:end-shape="id4" draw:end-glue-point="3" svg:d="M13429 4114h1664" svg:viewBox="0 0 1665 2"><text:p/></draw:connector><draw:connector draw:style-name="gr3" draw:text-style-name="P29" draw:type="line" svg:x1="6.2461in" svg:y1="2.2055in" svg:x2="6.2461in" svg:y2="1.878in" draw:end-shape="id4" draw:end-glue-point="2" svg:d="M15865 5602v-832" svg:viewBox="0 0 2 834"><text:p/></draw:connector><draw:rect draw:style-name="gr4" draw:text-style-name="P30" svg:width="0.8862in" svg:height="0.6039in" svg:x="4.5181in" svg:y="1.1354in"><text:p text:style-name="P27"><text:span text:style-name="T19">...</text:span></text:p></draw:rect><draw:connector draw:style-name="gr3" draw:text-style-name="P29" draw:type="line" svg:x1="3.9953in" svg:y1="1.6197in" svg:x2="4.6492in" svg:y2="1.6205in" draw:start-shape="id3" draw:start-glue-point="1" svg:d="M10148 4114l1661 2" svg:viewBox="0 0 1663 4"><text:p/></draw:connector><draw:connector draw:style-name="gr3" draw:text-style-name="P29" draw:type="line" svg:x1="0.4937in" svg:y1="1.3614in" svg:x2="0.4937in" svg:y2="0.9906in" draw:start-shape="id1" draw:start-glue-point="0" svg:d="M1254 3458v-942" svg:viewBox="0 0 2 944"><text:p/></draw:connector><draw:connector draw:style-name="gr3" draw:text-style-name="P29" draw:type="line" svg:x1="2.0724in" svg:y1="1.3614in" svg:x2="2.0724in" svg:y2="0.9906in" svg:d="M5264 3458v-942" svg:viewBox="0 0 2 944"><text:p/></draw:connector><draw:connector draw:style-name="gr3" draw:text-style-name="P29" draw:type="line" svg:x1="3.6898in" svg:y1="1.3614in" svg:x2="3.6902in" svg:y2="0.9906in" svg:d="M9372 3458l1-942" svg:viewBox="0 0 4 944"><text:p/></draw:connector><draw:connector draw:style-name="gr3" draw:text-style-name="P29" draw:type="line" svg:x1="6.2445in" svg:y1="1.3614in" svg:x2="6.2445in" svg:y2="0.9906in" svg:d="M15861 3458v-942" svg:viewBox="0 0 2 944"><text:p/></draw:connector><draw:rect draw:style-name="gr2" draw:text-style-name="P28" svg:width="7.3803in" svg:height="0.3177in" svg:x="0.0008in" svg:y="0.6516in"><text:p text:style-name="P27"><text:span text:style-name="T18">Attention model</text:span></text:p></draw:rect><draw:frame draw:style-name="gr5" draw:text-style-name="P31" svg:width="1.1217in" svg:height="0.3016in" svg:x="2.8398in" svg:y="0.0008in"><draw:image xlink:href="Pictures/2000002B0000096B00000211A1E61FB1.svm" xlink:type="simple" xlink:show="embed" xlink:actuate="onLoad"><text:p/></draw:image></draw:frame><draw:line draw:style-name="gr3" draw:text-style-name="P29" svg:x1="3.4035in" svg:y1="0.6512in" svg:x2="3.4035in" svg:y2="0.3512in"><text:p/></draw:line><draw:frame draw:style-name="gr5" draw:text-style-name="P31" svg:width="0.5441in" svg:height="0.263in" svg:x="0.2854in" svg:y="2.2488in"><draw:image xlink:href="Pictures/2000002B0000046B0000021DF525DAD3.svm" xlink:type="simple" xlink:show="embed" xlink:actuate="onLoad"><text:p/></draw:image></draw:frame><draw:frame draw:style-name="gr5" draw:text-style-name="P31" svg:width="0.5441in" svg:height="0.263in" svg:x="1.8398in" svg:y="2.2906in"><draw:image xlink:href="Pictures/2000002B0000046C0000021D5510556B.svm" xlink:type="simple" xlink:show="embed" xlink:actuate="onLoad"><text:p/></draw:image></draw:frame><draw:frame draw:style-name="gr5" draw:text-style-name="P31" svg:width="0.5748in" svg:height="0.2634in" svg:x="5.9961in" svg:y="2.2508in"><draw:image xlink:href="Pictures/2000002B000004A80000021D1B715C4D.svm" xlink:type="simple" xlink:show="embed" xlink:actuate="onLoad"><text:p/></draw:image></draw:frame><draw:frame draw:style-name="gr5" draw:text-style-name="P31" svg:width="0.5441in" svg:height="0.2634in" svg:x="3.4406in" svg:y="2.2874in"><draw:image xlink:href="Pictures/2000002B0000046E0000021D120DFB04.svm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4">V</text:span>ideo<draw:frame draw:style-name="fr1" draw:name="Object16" text:anchor-type="as-char" svg:y="-0.1484in" svg:width="0.1283in" svg:height="0.184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(<draw:frame draw:style-name="fr1" draw:name="Object18" text:anchor-type="as-char" svg:y="-0.152in" svg:width="0.3957in" svg:height="0.2008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) belongs to event <draw:frame draw:style-name="fr1" draw:name="Object17" text:anchor-type="as-char" svg:y="-0.152in" svg:width="0.3827in" svg:height="0.200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7"><text:span text:style-name="T4">and</text:span><draw:frame draw:style-name="fr1" draw:name="Object13" text:anchor-type="as-char" svg:y="-0.152in" svg:width="0.4484in" svg:height="0.2134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can be considered as the feature of the<draw:frame draw:style-name="fr1" draw:name="Object14" text:anchor-type="as-char" svg:y="-0.1484in" svg:width="0.3161in" svg:height="0.1846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frame in video<draw:frame draw:style-name="fr1" draw:name="Object15" text:anchor-type="as-char" svg:y="-0.1484in" svg:width="0.1283in" svg:height="0.1846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. </text:p>
      <text:p text:style-name="Standard"/>
      <text:p text:style-name="Standard"><draw:frame draw:style-name="fr1" draw:name="Object7" text:anchor-type="as-char" svg:y="-0.4835in" svg:width="4.5571in" svg:height="0.931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1" draw:name="Object8" text:anchor-type="as-char" svg:y="-0.152in" svg:width="0.3957in" svg:height="0.200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obeys Gaussian distribution whose mean is</text:span><text:span text:style-name="T2"><draw:frame draw:style-name="fr1" draw:name="Object9" text:anchor-type="as-char" svg:y="-0.152in" svg:width="0.3827in" svg:height="0.200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.</text:span></text:p>
      <text:p text:style-name="Standard"/>
      <text:p text:style-name="P3">I used the samples to train the model, and found the loss of the model decreases every epoch.</text:p>
      <text:p text:style-name="P3">So I though the model did learn something.</text:p>
      <text:p text:style-name="Standard"/>
      <text:p text:style-name="P3">Prof. says using those samples cannot show the effectiveness of attentional weights.</text:p>
      <text:p text:style-name="P11"/>
      <text:p text:style-name="P4"/>
      <text:p text:style-name="P4">The new samples:</text:p>
      <text:p text:style-name="P4"><draw:frame draw:style-name="fr1" draw:name="Object10" text:anchor-type="as-char" svg:y="-0.4835in" svg:width="5.1409in" svg:height="0.931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Previous: </text:p>
      <text:p text:style-name="P5">values in all rows obey Gaussian distribution <text:span text:style-name="T2">whose mean is</text:span><text:span text:style-name="T2"><draw:frame draw:style-name="fr1" draw:name="Object11" text:anchor-type="as-char" svg:y="-0.152in" svg:width="0.3827in" svg:height="0.200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.</text:span></text:p>
      <text:p text:style-name="P8">New:</text:p>
      <text:p text:style-name="P5">values in some rows will be generated randomly.<text:span text:style-name="T4">(It means that some frames in the video are not related to the event)</text:span></text:p>
      <text:p text:style-name="P5">Values in other rows obey Gaussian distribution <text:span text:style-name="T2">whose mean is</text:span><text:span text:style-name="T2"><draw:frame draw:style-name="fr1" draw:name="Object12" text:anchor-type="as-char" svg:y="-0.152in" svg:width="0.3827in" svg:height="0.200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.</text:span></text:p>
      <text:p text:style-name="P5"/>
      <text:p text:style-name="P9">How to check whether attention model works or not:</text:p>
      <text:p text:style-name="P10">1. check the attentional weights for each time step.</text:p>
      <text:p text:style-name="P13"><text:line-break/><text:soft-page-break/><text:span text:style-name="T15">1. In paper:</text:span></text:p>
      <text:p text:style-name="P13"><draw:frame draw:style-name="fr2" draw:name="Object19" text:anchor-type="as-char" svg:y="-0.2929in" svg:width="2.7429in" svg:height="0.5252in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draw:frame draw:style-name="fr2" draw:name="Object20" text:anchor-type="as-char" svg:y="-0.2957in" svg:width="1.2118in" svg:height="0.49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><draw:frame draw:style-name="fr2" draw:name="Object21" text:anchor-type="as-char" svg:y="-0.1728in" svg:width="1.3417in" svg:height="0.23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><draw:frame draw:style-name="fr2" draw:name="Object22" text:anchor-type="as-char" svg:y="-0.2957in" svg:width="0.8283in" svg:height="0.46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<draw:frame draw:style-name="fr2" draw:name="Object23" text:anchor-type="as-char" svg:y="-0.1484in" svg:width="1.8035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4"/>
      <text:p text:style-name="P22"><text:span text:style-name="T6">2. Ignore “i”:</text:span></text:p>
      <text:p text:style-name="P13"><draw:frame draw:style-name="fr2" draw:name="Object26" text:anchor-type="as-char" svg:y="-0.2937in" svg:width="2.7453in" svg:height="0.5256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,<text:span text:style-name="T5"><draw:frame draw:style-name="fr2" draw:name="Object38" text:anchor-type="as-char" svg:y="-0.1728in" svg:width="1.3008in" svg:height="0.233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13"><draw:frame draw:style-name="fr2" draw:name="Object27" text:anchor-type="as-char" svg:y="-0.2957in" svg:width="1.2118in" svg:height="0.4693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3"><draw:frame draw:style-name="fr2" draw:name="Object28" text:anchor-type="as-char" svg:y="-0.1728in" svg:width="1.3417in" svg:height="0.233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3"><draw:frame draw:style-name="fr2" draw:name="Object29" text:anchor-type="as-char" svg:y="-0.2811in" svg:width="0.8283in" svg:height="0.4492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,<draw:frame draw:style-name="fr2" draw:name="Object32" text:anchor-type="as-char" svg:y="-0.1728in" svg:width="2.5244in" svg:height="0.220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><draw:frame draw:style-name="fr2" draw:name="Object25" text:anchor-type="as-char" svg:y="-0.1484in" svg:width="1.7728in" svg:height="0.1902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5"/>
      <text:p text:style-name="P23"><text:span text:style-name="T6">3. </text:span>To write them using matrices:</text:p>
      <text:p text:style-name="P16"><draw:frame draw:style-name="fr2" draw:name="Object24" text:anchor-type="as-char" svg:y="-0.1728in" svg:width="1.2756in" svg:height="0.233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2" draw:name="Object35" text:anchor-type="as-char" svg:y="-0.1728in" svg:width="1.2929in" svg:height="0.23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6"><draw:frame draw:style-name="fr2" draw:name="Object36" text:anchor-type="as-char" svg:y="-0.1728in" svg:width="1.302in" svg:height="0.2339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2" draw:name="Object37" text:anchor-type="as-char" svg:y="-0.1728in" svg:width="1.302in" svg:height="0.233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6"><draw:frame draw:style-name="fr2" draw:name="Object39" text:anchor-type="as-char" svg:y="-0.1728in" svg:width="3.6929in" svg:height="0.2339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6"/>
      <text:p text:style-name="P16"><draw:frame draw:style-name="fr2" draw:name="Object30" text:anchor-type="as-char" svg:y="-0.4791in" svg:width="2.3098in" svg:height="0.9236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6"><draw:frame draw:style-name="fr2" draw:name="Object31" text:anchor-type="as-char" svg:y="-0.4791in" svg:width="2.3425in" svg:height="0.9236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 <text:s/><draw:frame draw:style-name="fr2" draw:name="Object33" text:anchor-type="as-char" svg:y="-0.4791in" svg:width="3.3209in" svg:height="0.9236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><draw:frame draw:style-name="fr2" draw:name="Object34" text:anchor-type="as-char" svg:y="-0.4791in" svg:width="4.6173in" svg:height="0.9236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6"><draw:frame draw:style-name="fr2" draw:name="Object40" text:anchor-type="as-char" svg:y="-0.1728in" svg:width="2.9193in" svg:height="0.2339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6"/>
      <text:p text:style-name="P17"><text:span text:style-name="T15">4. </text:span><text:span text:style-name="T14">To prove </text:span><draw:frame draw:style-name="fr2" draw:name="Object41" text:anchor-type="as-char" svg:y="-0.1728in" svg:width="0.6602in" svg:height="0.209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:</text:p>
      <text:p text:style-name="P18"><text:span text:style-name="T9">according to “1”</text:span>,<draw:frame draw:style-name="fr2" draw:name="Object43" text:anchor-type="as-char" svg:y="-0.2811in" svg:width="3.4846in" svg:height="0.4547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8"><text:soft-page-break/><draw:frame draw:style-name="fr2" draw:name="Object44" text:anchor-type="as-char" svg:y="-0.5201in" svg:width="4.2165in" svg:height="1.0043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0">According to “2”:</text:p>
      <text:p text:style-name="P21"><draw:frame draw:style-name="fr2" draw:name="Object42" text:anchor-type="as-char" svg:y="-0.4791in" svg:width="5.4717in" svg:height="0.9236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9"><draw:frame draw:style-name="fr2" draw:name="Object45" text:anchor-type="as-char" svg:y="-0.5201in" svg:width="4.2165in" svg:height="1.0043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22:16.587934772</meta:creation-date>
    <dc:date>2017-08-09T16:26:19.614803754</dc:date>
    <meta:editing-duration>PT2H30M44S</meta:editing-duration>
    <meta:editing-cycles>27</meta:editing-cycles>
    <meta:generator>LibreOffice/4.2.8.2$Linux_X86_64 LibreOffice_project/420m0$Build-2</meta:generator>
    <meta:print-date>2017-08-03T16:20:31.392985395</meta:print-date>
    <meta:document-statistic meta:table-count="0" meta:image-count="0" meta:object-count="45" meta:page-count="3" meta:paragraph-count="45" meta:word-count="160" meta:character-count="891" meta:non-whitespace-character-count="749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i>X</mi>
            <mrow>
              <mo fence="true" stretchy="false">(</mo>
              <mrow>
                <mi>i</mi>
              </mrow>
              <mo fence="true" stretchy="false">)</mo>
            </mrow>
            <mi>,</mi>
            <mi>Y</mi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)</mo>
      </mrow>
    </mrow>
    <annotation encoding="StarMath 5.0">S=( X(i), Y(i) )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 mathvariant="italic">row</mi>
                    <mn>1</mn>
                  </msub>
                </mtd>
              </mtr>
              <mtr>
                <mtd>
                  <msub>
                    <mi mathvariant="italic">row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 mathvariant="italic">row</mi>
                    <mi>m</mi>
                  </msub>
                </mtd>
              </mtr>
            </mtable>
          </mrow>
          <mo fence="true" stretchy="true">]</mo>
        </mrow>
      </mrow>
    </mrow>
    <annotation encoding="StarMath 5.0">X(i)=( X_1(i),X_2(i),X_3(i),...,X_m(i) )^{T}
=left [ stack{
{X_11(i),X_12(i),...,X_1n(i)}
# {X_21(i),X_22(i),...,X_2n(i)}
# {...}
# {X_m1(i),X_m2(i),...,X_mn(i)}
} 
right ]
=left [ stack{
{row_1}
# {row_2}
# {...}
# {row_m}
} 
 right ]  </annotation>
  </semantics>
</math>
</file>

<file path=Object 11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3/content.xml><?xml version="1.0" encoding="utf-8"?>
<math xmlns="http://www.w3.org/1998/Math/MathML" display="block">
  <semantics>
    <mrow>
      <msub>
        <mi>X</mi>
        <mi>k</mi>
      </msub>
      <mrow>
        <mo fence="true" stretchy="false">(</mo>
        <mrow>
          <mi>i</mi>
        </mrow>
        <mo fence="true" stretchy="false">)</mo>
      </mrow>
    </mrow>
    <annotation encoding="StarMath 5.0">X_k(i)</annotation>
  </semantics>
</math>
</file>

<file path=Object 14/content.xml><?xml version="1.0" encoding="utf-8"?>
<math xmlns="http://www.w3.org/1998/Math/MathML" display="block">
  <semantics>
    <mrow>
      <mi>k</mi>
      <mstyle mathvariant="italic">
        <mi mathvariant="italic">th</mi>
      </mstyle>
    </mrow>
    <annotation encoding="StarMath 5.0">k ital th </annotation>
  </semantics>
</math>
</file>

<file path=Object 15/content.xml><?xml version="1.0" encoding="utf-8"?>
<math xmlns="http://www.w3.org/1998/Math/MathML" display="block">
  <semantics>
    <mi>i</mi>
    <annotation encoding="StarMath 5.0">i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1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19/content.xml><?xml version="1.0" encoding="utf-8"?>
<math xmlns="http://www.w3.org/1998/Math/MathML" display="block">
  <semantics>
    <mrow>
      <mrow>
        <msubsup>
          <mi>p</mi>
          <mi>i</mi>
          <mi>e</mi>
        </msubsup>
        <mo stretchy="false">=</mo>
        <mi>f</mi>
      </mrow>
      <mrow>
        <mrow>
          <mo fence="true" stretchy="false">(</mo>
          <mrow>
            <mrow>
              <msubsup>
                <mover accent="true">
                  <mstyle mathvariant="bold">
                    <mi>h</mi>
                  </mstyle>
                  <mo>¯</mo>
                </mover>
                <mi>i</mi>
                <mi>e</mi>
              </msubsup>
              <mi>;</mi>
              <msub>
                <mstyle mathvariant="bold">
                  <mi>w</mi>
                </mstyle>
                <mi>f</mi>
              </msub>
            </mrow>
          </mrow>
          <mo fence="true" stretchy="false">)</mo>
        </mrow>
        <mo stretchy="false">=</mo>
        <mrow>
          <mi>exp</mi>
          <mfrac>
            <mrow>
              <mo fence="true" stretchy="false">(</mo>
              <mrow>
                <mrow>
                  <msubsup>
                    <mstyle mathvariant="bold">
                      <mi>w</mi>
                    </mstyle>
                    <mi>f</mi>
                    <mi>e</mi>
                  </msubsup>
                  <mo stretchy="false">⋅</mo>
                  <msubsup>
                    <mover accent="true">
                      <mstyle mathvariant="bold">
                        <mi>h</mi>
                      </mstyle>
                      <mo>¯</mo>
                    </mover>
                    <mi>i</mi>
                    <mi>e</mi>
                  </msubsup>
                </mrow>
              </mrow>
              <mo fence="true" stretchy="false">)</mo>
            </mrow>
            <mrow>
              <msub>
                <mo stretchy="false">∑</mo>
                <mrow>
                  <mi>j</mi>
                  <mo stretchy="false">∈</mo>
                  <mrow>
                    <mo fence="true" stretchy="false">[</mo>
                    <mrow>
                      <mrow>
                        <mn>1,</mn>
                        <mi>E</mi>
                      </mrow>
                    </mrow>
                    <mo fence="true" stretchy="false">]</mo>
                  </mrow>
                </mrow>
              </msub>
              <mrow>
                <mi>exp</mi>
                <mrow>
                  <mo fence="true" stretchy="false">(</mo>
                  <mrow>
                    <mrow>
                      <msubsup>
                        <mstyle mathvariant="bold">
                          <mi>w</mi>
                        </mstyle>
                        <mi>f</mi>
                        <mi>j</mi>
                      </msubsup>
                      <mo stretchy="false">⋅</mo>
                      <msubsup>
                        <mover accent="true">
                          <mstyle mathvariant="bold">
                            <mi>h</mi>
                          </mstyle>
                          <mo>¯</mo>
                        </mover>
                        <mi>i</mi>
                        <mi>j</mi>
                      </msubsup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p_i^{e}=f({overline {bold h}}_i^{e};{bold w}_f)= {exp({bold w}_f^e cdot {overline {bold h}}_i^{e}) over { sum _{j in [1,E]} {exp({bold w}_f^j cdot {overline {bold h}}_i^{j})} } }</annotation>
  </semantics>
</math>
</file>

<file path=Object 2/content.xml><?xml version="1.0" encoding="utf-8"?>
<math xmlns="http://www.w3.org/1998/Math/MathML" display="block">
  <semantics>
    <mrow>
      <mn>1</mn>
      <mo stretchy="false">⩽</mo>
      <mi>i</mi>
      <mo stretchy="false">⩽</mo>
      <mi>Z</mi>
    </mrow>
    <annotation encoding="StarMath 5.0">1 leslant i leslant Z</annotation>
  </semantics>
</math>
</file>

<file path=Object 20/content.xml><?xml version="1.0" encoding="utf-8"?>
<math xmlns="http://www.w3.org/1998/Math/MathML" display="block">
  <semantics>
    <mrow>
      <mrow>
        <msubsup>
          <mover accent="true">
            <mstyle mathvariant="bold">
              <mi>h</mi>
            </mstyle>
            <mo>¯</mo>
          </mover>
          <mi>i</mi>
          <mi>e</mi>
        </msubsup>
        <mo stretchy="false">=</mo>
        <mfrac>
          <mn>1</mn>
          <msubsup>
            <mi>Z</mi>
            <mi>i</mi>
            <mi>e</mi>
          </msubsup>
        </mfrac>
      </mrow>
      <mrow>
        <mrow>
          <munderover>
            <mo stretchy="false">∑</mo>
            <mrow>
              <mi>t</mi>
              <mo stretchy="false">=</mo>
              <mn>1</mn>
            </mrow>
            <msub>
              <mi>M</mi>
              <mi>i</mi>
            </msub>
          </munderover>
          <msubsup>
            <mi>α</mi>
            <mi>i</mi>
            <mrow>
              <mi>t</mi>
              <mi>,</mi>
              <mi>e</mi>
            </mrow>
          </msubsup>
        </mrow>
        <mo stretchy="false">⋅</mo>
        <msubsup>
          <mstyle mathvariant="bold">
            <mi>h</mi>
          </mstyle>
          <mi>i</mi>
          <mi>t</mi>
        </msubsup>
      </mrow>
    </mrow>
    <annotation encoding="StarMath 5.0">{overline {bold h}}_i^{e}=1 over { Z_i^e} sum from{t=1} to{M_i}{ α_i^{t,e}}  cdot { {bold h}_i^t }</annotation>
  </semantics>
</math>
</file>

<file path=Object 21/content.xml><?xml version="1.0" encoding="utf-8"?>
<math xmlns="http://www.w3.org/1998/Math/MathML" display="block">
  <semantics>
    <mrow>
      <mrow>
        <msubsup>
          <mstyle mathvariant="bold">
            <mi>h</mi>
          </mstyle>
          <mi>i</mi>
          <mi>t</mi>
        </msubsup>
        <mo stretchy="false">=</mo>
        <msub>
          <mi>g</mi>
          <mi>l</mi>
        </msub>
      </mrow>
      <mrow>
        <mo fence="true" stretchy="false">(</mo>
        <mrow>
          <mrow>
            <msubsup>
              <mstyle mathvariant="bold">
                <mi>x</mi>
              </mstyle>
              <mi>i</mi>
              <mi>t</mi>
            </msubsup>
            <mi>,</mi>
            <msubsup>
              <mstyle mathvariant="bold">
                <mi>h</mi>
              </mstyle>
              <mi>i</mi>
              <mrow>
                <mi>t</mi>
                <mo stretchy="false">−</mo>
                <mn>1</mn>
              </mrow>
            </msubsup>
            <mi>;</mi>
            <msub>
              <mstyle mathvariant="bold">
                <mi>w</mi>
              </mstyle>
              <mi>l</mi>
            </msub>
          </mrow>
        </mrow>
        <mo fence="true" stretchy="false">)</mo>
      </mrow>
    </mrow>
    <annotation encoding="StarMath 5.0">{bold h}_i^t = g_l( {bold x}_i^t, {bold h}_i^{t-1};{bold w}_l)</annotation>
  </semantics>
</math>
</file>

<file path=Object 22/content.xml><?xml version="1.0" encoding="utf-8"?>
<math xmlns="http://www.w3.org/1998/Math/MathML" display="block">
  <semantics>
    <mrow>
      <msubsup>
        <mi>Z</mi>
        <mi>i</mi>
        <mi>e</mi>
      </msubsup>
      <mo stretchy="false">=</mo>
      <mrow>
        <munderover>
          <mo stretchy="false">∑</mo>
          <mrow>
            <mi>t</mi>
            <mo stretchy="false">=</mo>
            <mn>1</mn>
          </mrow>
          <msub>
            <mi>M</mi>
            <mi>i</mi>
          </msub>
        </munderover>
        <msubsup>
          <mi>α</mi>
          <mi>i</mi>
          <mrow>
            <mi>t</mi>
            <mi>,</mi>
            <mi>e</mi>
          </mrow>
        </msubsup>
      </mrow>
    </mrow>
    <annotation encoding="StarMath 5.0">{ Z_i^e}= sum from{t=1} to{M_i}{ α_i^{t,e}} </annotation>
  </semantics>
</math>
</file>

<file path=Object 23/content.xml><?xml version="1.0" encoding="utf-8"?>
<math xmlns="http://www.w3.org/1998/Math/MathML" display="block">
  <semantics>
    <mrow>
      <mi mathvariant="italic">where</mi>
      <mrow>
        <mi>t</mi>
        <mo stretchy="false">∈</mo>
        <mrow>
          <mo fence="true" stretchy="false">[</mo>
          <mrow>
            <mrow>
              <mn>1,</mn>
              <msub>
                <mi>M</mi>
                <mi>i</mi>
              </msub>
            </mrow>
          </mrow>
          <mo fence="true" stretchy="false">]</mo>
        </mrow>
      </mrow>
      <mi>,</mi>
      <mrow>
        <mi>e</mi>
        <mo stretchy="false">∈</mo>
        <mrow>
          <mo fence="true" stretchy="false">[</mo>
          <mrow>
            <mrow>
              <mn>1,</mn>
              <mi>E</mi>
            </mrow>
          </mrow>
          <mo fence="true" stretchy="false">]</mo>
        </mrow>
      </mrow>
    </mrow>
    <annotation encoding="StarMath 5.0">where t in [ 1,M_i ], e in [ 1,E ]</annotation>
  </semantics>
</math>
</file>

<file path=Object 24/content.xml><?xml version="1.0" encoding="utf-8"?>
<math xmlns="http://www.w3.org/1998/Math/MathML" display="block">
  <semantics>
    <mrow>
      <msubsup>
        <mstyle mathvariant="bold">
          <mi>h</mi>
        </mstyle>
        <mi>i</mi>
        <mi>t</mi>
      </msubsup>
      <mo stretchy="false">→</mo>
      <msup>
        <mstyle mathvariant="bold">
          <mi>h</mi>
        </mstyle>
        <mi>t</mi>
      </msup>
      <mo stretchy="false">→</mo>
      <mrow>
        <msub>
          <mi>H</mi>
          <mi>t</mi>
        </msub>
        <mo stretchy="false">∈</mo>
        <msup>
          <mi>R</mi>
          <mrow>
            <mn>1</mn>
            <mo stretchy="false">×</mo>
            <mi>S</mi>
          </mrow>
        </msup>
      </mrow>
    </mrow>
    <annotation encoding="StarMath 5.0">{bold h}_i^t  rightarrow {bold h}^t rightarrow { H}_t in R^{1 times S}</annotation>
  </semantics>
</math>
</file>

<file path=Object 25/content.xml><?xml version="1.0" encoding="utf-8"?>
<math xmlns="http://www.w3.org/1998/Math/MathML" display="block">
  <semantics>
    <mrow>
      <mi mathvariant="italic">where</mi>
      <mrow>
        <mi>t</mi>
        <mo stretchy="false">∈</mo>
        <mrow>
          <mo fence="true" stretchy="false">[</mo>
          <mrow>
            <mrow>
              <mn>1,</mn>
              <mi>M</mi>
            </mrow>
          </mrow>
          <mo fence="true" stretchy="false">]</mo>
        </mrow>
      </mrow>
      <mi>,</mi>
      <mrow>
        <mi>e</mi>
        <mo stretchy="false">∈</mo>
        <mrow>
          <mo fence="true" stretchy="false">[</mo>
          <mrow>
            <mrow>
              <mn>1,</mn>
              <mi>E</mi>
            </mrow>
          </mrow>
          <mo fence="true" stretchy="false">]</mo>
        </mrow>
      </mrow>
    </mrow>
    <annotation encoding="StarMath 5.0">where t in [ 1,M ], e in [ 1,E ]</annotation>
  </semantics>
</math>
</file>

<file path=Object 26/content.xml><?xml version="1.0" encoding="utf-8"?>
<math xmlns="http://www.w3.org/1998/Math/MathML" display="block">
  <semantics>
    <mrow>
      <mrow>
        <msup>
          <mi>p</mi>
          <mi>e</mi>
        </msup>
        <mo stretchy="false">=</mo>
        <mi>f</mi>
      </mrow>
      <mrow>
        <mrow>
          <mo fence="true" stretchy="false">(</mo>
          <mrow>
            <mrow>
              <msup>
                <mover accent="true">
                  <mstyle mathvariant="bold">
                    <mi>h</mi>
                  </mstyle>
                  <mo>¯</mo>
                </mover>
                <mi>e</mi>
              </msup>
              <mi>;</mi>
              <msub>
                <mstyle mathvariant="bold">
                  <mi>w</mi>
                </mstyle>
                <mi>f</mi>
              </msub>
            </mrow>
          </mrow>
          <mo fence="true" stretchy="false">)</mo>
        </mrow>
        <mo stretchy="false">=</mo>
        <mrow>
          <mi>exp</mi>
          <mfrac>
            <mrow>
              <mo fence="true" stretchy="false">(</mo>
              <mrow>
                <mrow>
                  <msubsup>
                    <mstyle mathvariant="bold">
                      <mi>w</mi>
                    </mstyle>
                    <mi>f</mi>
                    <mi>e</mi>
                  </msubsup>
                  <mo stretchy="false">⋅</mo>
                  <msup>
                    <mover accent="true">
                      <mstyle mathvariant="bold">
                        <mi>h</mi>
                      </mstyle>
                      <mo>¯</mo>
                    </mover>
                    <mi>e</mi>
                  </msup>
                </mrow>
              </mrow>
              <mo fence="true" stretchy="false">)</mo>
            </mrow>
            <mrow>
              <msub>
                <mo stretchy="false">∑</mo>
                <mrow>
                  <mi>j</mi>
                  <mo stretchy="false">∈</mo>
                  <mrow>
                    <mo fence="true" stretchy="false">[</mo>
                    <mrow>
                      <mrow>
                        <mn>1,</mn>
                        <mi>E</mi>
                      </mrow>
                    </mrow>
                    <mo fence="true" stretchy="false">]</mo>
                  </mrow>
                </mrow>
              </msub>
              <mrow>
                <mi>exp</mi>
                <mrow>
                  <mo fence="true" stretchy="false">(</mo>
                  <mrow>
                    <mrow>
                      <msubsup>
                        <mstyle mathvariant="bold">
                          <mi>w</mi>
                        </mstyle>
                        <mi>f</mi>
                        <mi>j</mi>
                      </msubsup>
                      <mo stretchy="false">⋅</mo>
                      <msubsup>
                        <mover accent="true">
                          <mstyle mathvariant="bold">
                            <mi>h</mi>
                          </mstyle>
                          <mo>¯</mo>
                        </mover>
                        <mi>i</mi>
                        <mi>j</mi>
                      </msubsup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p^{e}=f({overline {bold h}}^{e};{bold w}_f)= {exp({bold w}_f^e cdot {overline {bold h}}^{e}) over { sum _{j in [1,E]} {exp({bold w}_f^j cdot {overline {bold h}}_i^{j})} } }</annotation>
  </semantics>
</math>
</file>

<file path=Object 27/content.xml><?xml version="1.0" encoding="utf-8"?>
<math xmlns="http://www.w3.org/1998/Math/MathML" display="block">
  <semantics>
    <mrow>
      <mrow>
        <msup>
          <mover accent="true">
            <mstyle mathvariant="bold">
              <mi>h</mi>
            </mstyle>
            <mo>¯</mo>
          </mover>
          <mi>e</mi>
        </msup>
        <mo stretchy="false">=</mo>
        <mfrac>
          <mn>1</mn>
          <msup>
            <mi>Z</mi>
            <mi>e</mi>
          </msup>
        </mfrac>
      </mrow>
      <mrow>
        <mrow>
          <munderover>
            <mo stretchy="false">∑</mo>
            <mrow>
              <mi>t</mi>
              <mo stretchy="false">=</mo>
              <mn>1</mn>
            </mrow>
            <msub>
              <mi>M</mi>
              <mi>i</mi>
            </msub>
          </munderover>
          <msup>
            <mi>α</mi>
            <mrow>
              <mi>t</mi>
              <mi>,</mi>
              <mi>e</mi>
            </mrow>
          </msup>
        </mrow>
        <mo stretchy="false">⋅</mo>
        <msup>
          <mstyle mathvariant="bold">
            <mi>h</mi>
          </mstyle>
          <mi>t</mi>
        </msup>
      </mrow>
    </mrow>
    <annotation encoding="StarMath 5.0">{overline {bold h}}^{e}=1 over { Z^e} sum from{t=1} to{M_i}{ α^{t,e}}  cdot { {bold h}^t }</annotation>
  </semantics>
</math>
</file>

<file path=Object 28/content.xml><?xml version="1.0" encoding="utf-8"?>
<math xmlns="http://www.w3.org/1998/Math/MathML" display="block">
  <semantics>
    <mrow>
      <mrow>
        <msup>
          <mstyle mathvariant="bold">
            <mi>h</mi>
          </mstyle>
          <mi>t</mi>
        </msup>
        <mo stretchy="false">=</mo>
        <msub>
          <mi>g</mi>
          <mi>l</mi>
        </msub>
      </mrow>
      <mrow>
        <mo fence="true" stretchy="false">(</mo>
        <mrow>
          <mrow>
            <msup>
              <mstyle mathvariant="bold">
                <mi>x</mi>
              </mstyle>
              <mi>t</mi>
            </msup>
            <mi>,</mi>
            <msup>
              <mstyle mathvariant="bold">
                <mi>h</mi>
              </mstyle>
              <mrow>
                <mi>t</mi>
                <mo stretchy="false">−</mo>
                <mn>1</mn>
              </mrow>
            </msup>
            <mi>;</mi>
            <msub>
              <mstyle mathvariant="bold">
                <mi>w</mi>
              </mstyle>
              <mi>l</mi>
            </msub>
          </mrow>
        </mrow>
        <mo fence="true" stretchy="false">)</mo>
      </mrow>
    </mrow>
    <annotation encoding="StarMath 5.0">{bold h}^t = g_l( {bold x}^t, {bold h}^{t-1};{bold w}_l)</annotation>
  </semantics>
</math>
</file>

<file path=Object 29/content.xml><?xml version="1.0" encoding="utf-8"?>
<math xmlns="http://www.w3.org/1998/Math/MathML" display="block">
  <semantics>
    <mrow>
      <msup>
        <mi>Z</mi>
        <mi>e</mi>
      </msup>
      <mo stretchy="false">=</mo>
      <mrow>
        <munderover>
          <mo stretchy="false">∑</mo>
          <mrow>
            <mi>t</mi>
            <mo stretchy="false">=</mo>
            <mn>1</mn>
          </mrow>
          <mi>M</mi>
        </munderover>
        <msup>
          <mi>α</mi>
          <mrow>
            <mi>t</mi>
            <mi>,</mi>
            <mi>e</mi>
          </mrow>
        </msup>
      </mrow>
    </mrow>
    <annotation encoding="StarMath 5.0">{ Z^e}= sum from{t=1} to{M}{ α^{t,e}} 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∈</mo>
        <msup>
          <mi mathvariant="normal">ℝ</mi>
          <mrow>
            <mi>m</mi>
            <mo stretchy="false">×</mo>
            <mi>n</mi>
          </mrow>
        </msup>
      </mrow>
    </mrow>
    <annotation encoding="StarMath 5.0">X(i)=( X_1(i),X_2(i),X_3(i),...,X_m(i) )^{T} in{ setR ^ {m  times n } } </annotation>
  </semantics>
</math>
</file>

<file path=Object 30/content.xml><?xml version="1.0" encoding="utf-8"?>
<math xmlns="http://www.w3.org/1998/Math/MathML" display="block">
  <semantics>
    <mrow>
      <mi>H</mi>
      <mo stretchy="false">=</mo>
      <msub>
        <mrow>
          <mo fence="true" stretchy="true">(</mo>
          <mrow>
            <mtable>
              <mtr>
                <mtd>
                  <msub>
                    <mi>H</mi>
                    <mn>1</mn>
                  </msub>
                </mtd>
              </mtr>
              <mtr>
                <mtd>
                  <msub>
                    <mi>H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H</mi>
                    <mi>M</mi>
                  </msub>
                </mtd>
              </mtr>
            </mtable>
          </mrow>
          <mo fence="true" stretchy="true">)</mo>
        </mrow>
        <mrow>
          <mi>M</mi>
          <mo stretchy="false">×</mo>
          <mi>S</mi>
        </mrow>
      </msub>
      <mo stretchy="false">=</mo>
      <mrow>
        <mo fence="true" stretchy="true">(</mo>
        <mrow>
          <mtable>
            <mtr>
              <mtd>
                <mrow>
                  <msub>
                    <mi>h</mi>
                    <mn>11</mn>
                  </msub>
                  <mi>,</mi>
                  <msub>
                    <mi>h</mi>
                    <mn>12</mn>
                  </msub>
                  <mi>,</mi>
                  <mn>...</mn>
                  <mi>,</mi>
                  <msub>
                    <mi>h</mi>
                    <mrow>
                      <mn>1</mn>
                      <mi>S</mi>
                    </mrow>
                  </msub>
                </mrow>
              </mtd>
            </mtr>
            <mtr>
              <mtd>
                <mrow>
                  <msub>
                    <mi>h</mi>
                    <mn>21</mn>
                  </msub>
                  <mi>,</mi>
                  <msub>
                    <mi>h</mi>
                    <mn>22</mn>
                  </msub>
                  <mi>,</mi>
                  <mn>...</mn>
                  <mi>,</mi>
                  <msub>
                    <mi>h</mi>
                    <mrow>
                      <mn>2</mn>
                      <mi>S</mi>
                    </mrow>
                  </msub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h</mi>
                    <mrow>
                      <mi>M</mi>
                      <mn>1</mn>
                    </mrow>
                  </msub>
                  <mi>,</mi>
                  <msub>
                    <mi>h</mi>
                    <mrow>
                      <mi>M</mi>
                      <mn>2</mn>
                    </mrow>
                  </msub>
                  <mi>,</mi>
                  <mn>...</mn>
                  <mi>,</mi>
                  <msub>
                    <mi>h</mi>
                    <mi mathvariant="italic">MS</mi>
                  </msub>
                </mrow>
              </mtd>
            </mtr>
          </mtable>
        </mrow>
        <mo fence="true" stretchy="true">)</mo>
      </mrow>
    </mrow>
    <annotation encoding="StarMath 5.0">H
=left(stack{
H_1 
# H_2
# ... 
# H_M
}
right )
 _{ M times S }
=left(stack{
{{h_11},{h_12},...,{h_1S}}
# {{h_21},{h_22},...,{h_2S}}
# ... 
# {{h_M1},{h_M2},...,{h_MS}}
}
right )</annotation>
  </semantics>
</math>
</file>

<file path=Object 31/content.xml><?xml version="1.0" encoding="utf-8"?>
<math xmlns="http://www.w3.org/1998/Math/MathML" display="block">
  <semantics>
    <mrow>
      <mi>A</mi>
      <mo stretchy="false">=</mo>
      <msub>
        <mrow>
          <mo fence="true" stretchy="true">(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A</mi>
                    <mi>M</mi>
                  </msub>
                </mtd>
              </mtr>
            </mtable>
          </mrow>
          <mo fence="true" stretchy="true">)</mo>
        </mrow>
        <mrow>
          <mi>M</mi>
          <mo stretchy="false">×</mo>
          <mi>E</mi>
        </mrow>
      </msub>
      <mo stretchy="false">=</mo>
      <mrow>
        <mo fence="true" stretchy="true">(</mo>
        <mrow>
          <mtable>
            <mtr>
              <mtd>
                <mrow>
                  <msub>
                    <mi>α</mi>
                    <mn>11</mn>
                  </msub>
                  <mi>,</mi>
                  <msub>
                    <mi>α</mi>
                    <mn>12</mn>
                  </msub>
                  <mi>,</mi>
                  <mn>...</mn>
                  <mi>,</mi>
                  <msub>
                    <mi>α</mi>
                    <mrow>
                      <mn>1</mn>
                      <mi>E</mi>
                    </mrow>
                  </msub>
                </mrow>
              </mtd>
            </mtr>
            <mtr>
              <mtd>
                <mrow>
                  <msub>
                    <mi>α</mi>
                    <mn>21</mn>
                  </msub>
                  <mi>,</mi>
                  <msub>
                    <mi>α</mi>
                    <mn>22</mn>
                  </msub>
                  <mi>,</mi>
                  <mn>...</mn>
                  <mi>,</mi>
                  <msub>
                    <mi>α</mi>
                    <mrow>
                      <mn>2</mn>
                      <mi>E</mi>
                    </mrow>
                  </msub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α</mi>
                    <mrow>
                      <mi>M</mi>
                      <mn>1</mn>
                    </mrow>
                  </msub>
                  <mi>,</mi>
                  <msub>
                    <mi>α</mi>
                    <mrow>
                      <mi>M</mi>
                      <mn>2</mn>
                    </mrow>
                  </msub>
                  <mi>,</mi>
                  <mn>...</mn>
                  <mi>,</mi>
                  <msub>
                    <mi>α</mi>
                    <mi mathvariant="italic">ME</mi>
                  </msub>
                </mrow>
              </mtd>
            </mtr>
          </mtable>
        </mrow>
        <mo fence="true" stretchy="true">)</mo>
      </mrow>
    </mrow>
    <annotation encoding="StarMath 5.0">A
=left(stack{A_1 # A_2 # ... # A_M} right )
 _{ M times E }
=left(stack{
{{α_11},{α_12},...,{α_1E}}
# {{α_21},{α_22},...,{α_2E}}
# ... 
# {{α_M1},{α_M2},...,{α_ME}}
}
right )</annotation>
  </semantics>
</math>
</file>

<file path=Object 32/content.xml><?xml version="1.0" encoding="utf-8"?>
<math xmlns="http://www.w3.org/1998/Math/MathML" display="block">
  <semantics>
    <mrow>
      <msup>
        <mstyle mathvariant="bold">
          <mi>α</mi>
        </mstyle>
        <mi>t</mi>
      </msup>
      <mo stretchy="false">=</mo>
      <mrow>
        <mo fence="true" stretchy="false">(</mo>
        <mrow>
          <mrow>
            <msup>
              <mi>α</mi>
              <mrow>
                <mi>t</mi>
                <mi>,</mi>
                <mn>1</mn>
              </mrow>
            </msup>
            <mi>,</mi>
            <msup>
              <mi>α</mi>
              <mrow>
                <mi>t</mi>
                <mi>,</mi>
                <mn>2</mn>
              </mrow>
            </msup>
            <mi>,</mi>
            <mn>...</mn>
            <mi>,</mi>
            <msup>
              <mi>α</mi>
              <mrow>
                <mi>t</mi>
                <mi>,</mi>
                <mi>e</mi>
              </mrow>
            </msup>
            <mi>,</mi>
            <mn>...</mn>
            <mi>,</mi>
            <msup>
              <mi>α</mi>
              <mrow>
                <mi>t</mi>
                <mi>,</mi>
                <mi>E</mi>
              </mrow>
            </msup>
          </mrow>
        </mrow>
        <mo fence="true" stretchy="false">)</mo>
      </mrow>
      <mo stretchy="false">∈</mo>
      <msup>
        <mi>R</mi>
        <mrow>
          <mn>1</mn>
          <mo stretchy="false">×</mo>
          <mi>E</mi>
        </mrow>
      </msup>
    </mrow>
    <annotation encoding="StarMath 5.0">{bold α}^t= (α^{t,1},α^{t,2}, ..., α^{t,e},...,α^{t,E}) in R^{ 1 times E }</annotation>
  </semantics>
</math>
</file>

<file path=Object 33/content.xml><?xml version="1.0" encoding="utf-8"?>
<math xmlns="http://www.w3.org/1998/Math/MathML" display="block">
  <semantics>
    <mrow>
      <msup>
        <mi>A</mi>
        <mi>T</mi>
      </msup>
      <mo stretchy="false">=</mo>
      <msub>
        <mrow>
          <mo fence="true" stretchy="true">(</mo>
          <mrow>
            <mrow>
              <msubsup>
                <mi>A</mi>
                <mn>1</mn>
                <mi>T</mi>
              </msubsup>
              <mi>,</mi>
              <msubsup>
                <mi>A</mi>
                <mn>2</mn>
                <mi>T</mi>
              </msubsup>
              <mi>,</mi>
              <mn>...</mn>
              <mi>,</mi>
              <msubsup>
                <mi>A</mi>
                <mi>M</mi>
                <mi>T</mi>
              </msubsup>
            </mrow>
          </mrow>
          <mo fence="true" stretchy="true">)</mo>
        </mrow>
        <mrow>
          <mi>M</mi>
          <mo stretchy="false">×</mo>
          <mi>E</mi>
        </mrow>
      </msub>
      <mo stretchy="false">=</mo>
      <msub>
        <mrow>
          <mo fence="true" stretchy="true">(</mo>
          <mrow>
            <mtable>
              <mtr>
                <mtd>
                  <mrow>
                    <msub>
                      <mi>α</mi>
                      <mn>11</mn>
                    </msub>
                    <mi>,</mi>
                    <msub>
                      <mi>α</mi>
                      <mn>21</mn>
                    </msub>
                    <mi>,</mi>
                    <mn>...</mn>
                    <mi>,</mi>
                    <msub>
                      <mi>α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b>
                      <mi>α</mi>
                      <mn>12</mn>
                    </msub>
                    <mi>,</mi>
                    <msub>
                      <mi>α</mi>
                      <mn>22</mn>
                    </msub>
                    <mi>,</mi>
                    <mn>...</mn>
                    <mi>,</mi>
                    <msub>
                      <mi>α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α</mi>
                      <mrow>
                        <mn>1</mn>
                        <mi>E</mi>
                      </mrow>
                    </msub>
                    <mi>,</mi>
                    <msub>
                      <mi>α</mi>
                      <mrow>
                        <mn>2</mn>
                        <mi>E</mi>
                      </mrow>
                    </msub>
                    <mi>,</mi>
                    <mn>...</mn>
                    <mi>,</mi>
                    <msub>
                      <mi>α</mi>
                      <mi mathvariant="italic">ME</mi>
                    </msub>
                  </mrow>
                </mtd>
              </mtr>
            </mtable>
          </mrow>
          <mo fence="true" stretchy="true">)</mo>
        </mrow>
        <mrow>
          <mi>E</mi>
          <mo stretchy="false">×</mo>
          <mi>M</mi>
        </mrow>
      </msub>
    </mrow>
    <annotation encoding="StarMath 5.0">A^T
=left({A_1^T,A_2^T,...,A_M^T} right )
 _{ M times E }
=left(stack{
{{α_11},{α_21},...,{α_M1}}
# {{α_12},{α_22},...,{α_M2}}
# ... 
# {{α_1E},{α_2E},...,{α_ME}}
}
right )_{ E times M }</annotation>
  </semantics>
</math>
</file>

<file path=Object 34/content.xml><?xml version="1.0" encoding="utf-8"?>
<math xmlns="http://www.w3.org/1998/Math/MathML" display="block">
  <semantics>
    <mrow>
      <mrow>
        <mover accent="true">
          <mi>H</mi>
          <mo>¯</mo>
        </mover>
        <mo stretchy="false">=</mo>
        <msub>
          <mrow>
            <mo fence="true" stretchy="true">(</mo>
            <mrow>
              <mtable>
                <mtr>
                  <mtd>
                    <mover accent="true">
                      <msub>
                        <mi>H</mi>
                        <mn>1</mn>
                      </msub>
                      <mo>¯</mo>
                    </mover>
                  </mtd>
                </mtr>
                <mtr>
                  <mtd>
                    <mover accent="true">
                      <msub>
                        <mi>H</mi>
                        <mn>2</mn>
                      </msub>
                      <mo>¯</mo>
                    </mover>
                  </mtd>
                </mtr>
                <mtr>
                  <mtd>
                    <mn>...</mn>
                  </mtd>
                </mtr>
                <mtr>
                  <mtd>
                    <mover accent="true">
                      <msub>
                        <mi>H</mi>
                        <mi>E</mi>
                      </msub>
                      <mo>¯</mo>
                    </mover>
                  </mtd>
                </mtr>
              </mtable>
            </mrow>
            <mo fence="true" stretchy="true">)</mo>
          </mrow>
          <mrow>
            <mi>E</mi>
            <mo stretchy="false">×</mo>
            <mi>S</mi>
          </mrow>
        </msub>
        <mo stretchy="false">=</mo>
        <mrow>
          <mo fence="true" stretchy="true">(</mo>
          <mrow>
            <mtable>
              <mtr>
                <mtd>
                  <mrow>
                    <mover accent="true">
                      <msub>
                        <mi>h</mi>
                        <mn>11</mn>
                      </msub>
                      <mo>¯</mo>
                    </mover>
                    <mi>,</mi>
                    <mover accent="true">
                      <msub>
                        <mi>h</mi>
                        <mn>12</mn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row>
                          <mn>1</mn>
                          <mi>S</mi>
                        </mrow>
                      </msub>
                      <mo>¯</mo>
                    </mover>
                  </mrow>
                </mtd>
              </mtr>
              <mtr>
                <mtd>
                  <mrow>
                    <mover accent="true">
                      <msub>
                        <mi>h</mi>
                        <mn>21</mn>
                      </msub>
                      <mo>¯</mo>
                    </mover>
                    <mi>,</mi>
                    <mover accent="true">
                      <msub>
                        <mi>h</mi>
                        <mn>22</mn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row>
                          <mn>2</mn>
                          <mi>S</mi>
                        </mrow>
                      </msub>
                      <mo>¯</mo>
                    </mover>
                  </mrow>
                </mtd>
              </mtr>
              <mtr>
                <mtd>
                  <mn>...</mn>
                </mtd>
              </mtr>
              <mtr>
                <mtd>
                  <mrow>
                    <mover accent="true">
                      <msub>
                        <mi>h</mi>
                        <mrow>
                          <mi>E</mi>
                          <mn>1</mn>
                        </mrow>
                      </msub>
                      <mo>¯</mo>
                    </mover>
                    <mi>,</mi>
                    <mover accent="true">
                      <msub>
                        <mi>h</mi>
                        <mrow>
                          <mi>E</mi>
                          <mn>2</mn>
                        </mrow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i mathvariant="italic">ES</mi>
                      </msub>
                      <mo>¯</mo>
                    </mover>
                  </mrow>
                </mtd>
              </mtr>
            </mtable>
          </mrow>
          <mo fence="true" stretchy="true">)</mo>
        </mrow>
        <mo stretchy="false">=</mo>
        <mrow>
          <msup>
            <mi>A</mi>
            <mi>T</mi>
          </msup>
          <mo stretchy="false">⋅</mo>
          <mi>H</mi>
        </mrow>
        <mo stretchy="false">=</mo>
        <msubsup>
          <mi>A</mi>
          <mn>1</mn>
          <mi>T</mi>
        </msubsup>
      </mrow>
      <mrow>
        <msub>
          <mi>H</mi>
          <mn>1</mn>
        </msub>
        <mo stretchy="false">+</mo>
        <msubsup>
          <mi>A</mi>
          <mn>2</mn>
          <mi>T</mi>
        </msubsup>
      </mrow>
      <mrow>
        <msub>
          <mi>H</mi>
          <mn>2</mn>
        </msub>
        <mo stretchy="false">+</mo>
        <mn>...</mn>
        <mo stretchy="false">+</mo>
        <msubsup>
          <mi>A</mi>
          <mi>M</mi>
          <mi>T</mi>
        </msubsup>
      </mrow>
      <msub>
        <mi>H</mi>
        <mi>M</mi>
      </msub>
    </mrow>
    <annotation encoding="StarMath 5.0">overline {H}
=left(stack{
{overline H_1 }
# {overline H_2 }
# ... 
# {overline H_E }
}
right )
 _{ E times S }
=left(stack{
{{overline h_11},{overline h_12},...,{overline h_1S}}
# {{overline h_21},{overline h_22},...,{overline h_2S}}
# ... 
# {{overline h_E1},{overline h_E2},...,{overline h_ES}}
}
right )
= A^T cdot H ={A_1^T}{H_1}+{A_2^T}{H_2}+...+{A_M^T}{H_M}</annotation>
  </semantics>
</math>
</file>

<file path=Object 35/content.xml><?xml version="1.0" encoding="utf-8"?>
<math xmlns="http://www.w3.org/1998/Math/MathML" display="block">
  <semantics>
    <mrow>
      <msubsup>
        <mstyle mathvariant="bold">
          <mi>α</mi>
        </mstyle>
        <mi>i</mi>
        <mi>t</mi>
      </msubsup>
      <mo stretchy="false">→</mo>
      <msup>
        <mstyle mathvariant="bold">
          <mi>α</mi>
        </mstyle>
        <mi>t</mi>
      </msup>
      <mo stretchy="false">→</mo>
      <mrow>
        <msub>
          <mi>A</mi>
          <mi>t</mi>
        </msub>
        <mo stretchy="false">∈</mo>
        <msup>
          <mi>R</mi>
          <mrow>
            <mn>1</mn>
            <mo stretchy="false">×</mo>
            <mi>E</mi>
          </mrow>
        </msup>
      </mrow>
    </mrow>
    <annotation encoding="StarMath 5.0">{bold α}_i^t  rightarrow {bold α}^t rightarrow{ A}_t in R^{1 times E }</annotation>
  </semantics>
</math>
</file>

<file path=Object 36/content.xml><?xml version="1.0" encoding="utf-8"?>
<math xmlns="http://www.w3.org/1998/Math/MathML" display="block">
  <semantics>
    <mrow>
      <msubsup>
        <mover accent="true">
          <mstyle mathvariant="bold">
            <mi>h</mi>
          </mstyle>
          <mo>¯</mo>
        </mover>
        <mi>i</mi>
        <mi>e</mi>
      </msubsup>
      <mo stretchy="false">→</mo>
      <msup>
        <mover accent="true">
          <mstyle mathvariant="bold">
            <mi>h</mi>
          </mstyle>
          <mo>¯</mo>
        </mover>
        <mi>e</mi>
      </msup>
      <mo stretchy="false">→</mo>
      <mrow>
        <mover accent="true">
          <msub>
            <mi>H</mi>
            <mi>t</mi>
          </msub>
          <mo>¯</mo>
        </mover>
        <mo stretchy="false">∈</mo>
        <msup>
          <mi>R</mi>
          <mrow>
            <mn>1</mn>
            <mo stretchy="false">×</mo>
            <mi>S</mi>
          </mrow>
        </msup>
      </mrow>
    </mrow>
    <annotation encoding="StarMath 5.0">{overline {bold h}}_i^{e}  rightarrow {overline {bold h}}^{e} rightarrow overline H_t in R^{1 times S}</annotation>
  </semantics>
</math>
</file>

<file path=Object 37/content.xml><?xml version="1.0" encoding="utf-8"?>
<math xmlns="http://www.w3.org/1998/Math/MathML" display="block">
  <semantics>
    <mrow>
      <msubsup>
        <mover accent="true">
          <mstyle mathvariant="bold">
            <mi>h</mi>
          </mstyle>
          <mo>¯</mo>
        </mover>
        <mi>i</mi>
        <mi>e</mi>
      </msubsup>
      <mo stretchy="false">→</mo>
      <msup>
        <mover accent="true">
          <mstyle mathvariant="bold">
            <mi>h</mi>
          </mstyle>
          <mo>¯</mo>
        </mover>
        <mi>e</mi>
      </msup>
      <mo stretchy="false">→</mo>
      <mrow>
        <mover accent="true">
          <msub>
            <mi>H</mi>
            <mi>t</mi>
          </msub>
          <mo>¯</mo>
        </mover>
        <mo stretchy="false">∈</mo>
        <msup>
          <mi>R</mi>
          <mrow>
            <mn>1</mn>
            <mo stretchy="false">×</mo>
            <mi>S</mi>
          </mrow>
        </msup>
      </mrow>
    </mrow>
    <annotation encoding="StarMath 5.0">{overline {bold h}}_i^{e}  rightarrow {overline {bold h}}^{e} rightarrow overline H_t in R^{1 times S}</annotation>
  </semantics>
</math>
</file>

<file path=Object 38/content.xml><?xml version="1.0" encoding="utf-8"?>
<math xmlns="http://www.w3.org/1998/Math/MathML" display="block">
  <semantics>
    <mrow>
      <msub>
        <mstyle mathvariant="bold">
          <mi>w</mi>
        </mstyle>
        <mi>f</mi>
      </msub>
      <mo stretchy="false">=</mo>
      <mrow>
        <mo fence="true" stretchy="false">(</mo>
        <mrow>
          <mrow>
            <msubsup>
              <mstyle mathvariant="bold">
                <mi>w</mi>
              </mstyle>
              <mi>f</mi>
              <mn>1,</mn>
            </msubsup>
            <msubsup>
              <mstyle mathvariant="bold">
                <mi>w</mi>
              </mstyle>
              <mi>f</mi>
              <mrow>
                <mn>2,.</mn>
                <mn>..</mn>
              </mrow>
            </msubsup>
            <mi>,</mi>
            <msubsup>
              <mstyle mathvariant="bold">
                <mi>w</mi>
              </mstyle>
              <mi>f</mi>
              <mi>E</mi>
            </msubsup>
          </mrow>
        </mrow>
        <mo fence="true" stretchy="false">)</mo>
      </mrow>
    </mrow>
    <annotation encoding="StarMath 5.0">{bold w}_f=( {bold w}_f^1, {bold w}_f^2,...,{bold w}_f^E)</annotation>
  </semantics>
</math>
</file>

<file path=Object 39/content.xml><?xml version="1.0" encoding="utf-8"?>
<math xmlns="http://www.w3.org/1998/Math/MathML" display="block">
  <semantics>
    <mrow>
      <mrow>
        <msub>
          <mstyle mathvariant="bold">
            <mi>w</mi>
          </mstyle>
          <mi>f</mi>
        </msub>
        <mo stretchy="false">=</mo>
        <mrow>
          <mo fence="true" stretchy="false">(</mo>
          <mrow>
            <mrow>
              <msubsup>
                <mstyle mathvariant="bold">
                  <mi>w</mi>
                </mstyle>
                <mi>f</mi>
                <mn>1,</mn>
              </msubsup>
              <msubsup>
                <mstyle mathvariant="bold">
                  <mi>w</mi>
                </mstyle>
                <mi>f</mi>
                <mrow>
                  <mn>2,.</mn>
                  <mn>..</mn>
                </mrow>
              </msubsup>
              <mi>,</mi>
              <msubsup>
                <mstyle mathvariant="bold">
                  <mi>w</mi>
                </mstyle>
                <mi>f</mi>
                <mi>E</mi>
              </msubsup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style mathvariant="bold">
                  <mi>W</mi>
                </mstyle>
                <mn>1,</mn>
              </msup>
              <msup>
                <mstyle mathvariant="bold">
                  <mi>W</mi>
                </mstyle>
                <mrow>
                  <mn>2,.</mn>
                  <mn>..</mn>
                </mrow>
              </msup>
              <mi>,</mi>
              <msup>
                <mstyle mathvariant="bold">
                  <mi>W</mi>
                </mstyle>
                <mi>E</mi>
              </msup>
            </mrow>
          </mrow>
          <mo fence="true" stretchy="false">)</mo>
        </mrow>
      </mrow>
      <mi>,</mi>
      <mrow/>
      <mrow/>
      <mi mathvariant="italic">where</mi>
      <mrow/>
      <mrow/>
      <mrow/>
      <mrow>
        <msup>
          <mstyle mathvariant="bold">
            <mi>W</mi>
          </mstyle>
          <mn>1</mn>
        </msup>
        <mo stretchy="false">∈</mo>
        <msup>
          <mi>R</mi>
          <mrow>
            <mi>S</mi>
            <mo stretchy="false">×</mo>
            <mn>1</mn>
          </mrow>
        </msup>
      </mrow>
    </mrow>
    <annotation encoding="StarMath 5.0">{bold w}_f=( {bold w}_f^1, {bold w}_f^2,...,{bold w}_f^E)=( {bold W}^1, {bold W}^2,...,{bold W}^E), {}{}where{}{}{} {bold W}^1  in R ^{ S times 1 }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40/content.xml><?xml version="1.0" encoding="utf-8"?>
<math xmlns="http://www.w3.org/1998/Math/MathML" display="block">
  <semantics>
    <mrow>
      <mi mathvariant="italic">OUT</mi>
      <mo stretchy="false">=</mo>
      <mrow>
        <mo fence="true" stretchy="false">(</mo>
        <mrow>
          <mrow>
            <mrow>
              <mover accent="true">
                <msub>
                  <mi>H</mi>
                  <mn>1</mn>
                </msub>
                <mo>¯</mo>
              </mover>
              <mo stretchy="false">⋅</mo>
              <msub>
                <mi>W</mi>
                <mn>1</mn>
              </msub>
            </mrow>
            <mi>,</mi>
            <mrow>
              <mover accent="true">
                <msub>
                  <mi>H</mi>
                  <mn>2</mn>
                </msub>
                <mo>¯</mo>
              </mover>
              <mo stretchy="false">⋅</mo>
              <msub>
                <mi>W</mi>
                <mn>2</mn>
              </msub>
            </mrow>
            <mi>,</mi>
            <mn>...</mn>
            <mi>,</mi>
            <mrow>
              <mover accent="true">
                <msub>
                  <mi>H</mi>
                  <mi>E</mi>
                </msub>
                <mo>¯</mo>
              </mover>
              <mo stretchy="false">⋅</mo>
              <msub>
                <mi>W</mi>
                <mi>E</mi>
              </msub>
            </mrow>
          </mrow>
        </mrow>
        <mo fence="true" stretchy="false">)</mo>
      </mrow>
      <mo stretchy="false">∈</mo>
      <msup>
        <mi>R</mi>
        <mrow>
          <mn>1</mn>
          <mo stretchy="false">×</mo>
          <mi>E</mi>
        </mrow>
      </msup>
    </mrow>
    <annotation encoding="StarMath 5.0">OUT =( overline H_1 cdot W_1 , overline H_2 cdot W_2 , ..., overline H_E cdot W_E ) in R^{ 1 times E }</annotation>
  </semantics>
</math>
</file>

<file path=Object 41/content.xml><?xml version="1.0" encoding="utf-8"?>
<math xmlns="http://www.w3.org/1998/Math/MathML" display="block">
  <semantics>
    <mrow>
      <mover accent="true">
        <mi>H</mi>
        <mo>¯</mo>
      </mover>
      <mo stretchy="false">=</mo>
      <mrow>
        <msup>
          <mi>A</mi>
          <mi>T</mi>
        </msup>
        <mo stretchy="false">⋅</mo>
        <mi>H</mi>
      </mrow>
    </mrow>
    <annotation encoding="StarMath 5.0">overline {H}= A^T cdot H</annotation>
  </semantics>
</math>
</file>

<file path=Object 42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row>
        <mrow>
          <mo fence="true" stretchy="false">(</mo>
          <mrow>
            <mrow>
              <msub>
                <mi>α</mi>
                <mrow>
                  <mn>1</mn>
                  <mi>e</mi>
                </mrow>
              </msub>
              <mi>,</mi>
              <msub>
                <mi>α</mi>
                <mrow>
                  <mn>2</mn>
                  <mi>e</mi>
                </mrow>
              </msub>
              <mi>,</mi>
              <mn>...</mn>
              <mi>,</mi>
              <msub>
                <mi>α</mi>
                <mi mathvariant="italic">Me</mi>
              </msub>
            </mrow>
          </mrow>
          <mo fence="true" stretchy="false">)</mo>
        </mrow>
        <mo stretchy="false">⋅</mo>
        <mi>H</mi>
      </mrow>
      <mo stretchy="false">=</mo>
      <mrow>
        <mrow>
          <mo fence="true" stretchy="false">(</mo>
          <mrow>
            <mrow>
              <msub>
                <mi>α</mi>
                <mrow>
                  <mn>1</mn>
                  <mi>e</mi>
                </mrow>
              </msub>
              <mi>,</mi>
              <msub>
                <mi>α</mi>
                <mrow>
                  <mn>2</mn>
                  <mi>e</mi>
                </mrow>
              </msub>
              <mi>,</mi>
              <mn>...</mn>
              <mi>,</mi>
              <msub>
                <mi>α</mi>
                <mi mathvariant="italic">Me</mi>
              </msub>
            </mrow>
          </mrow>
          <mo fence="true" stretchy="false">)</mo>
        </mrow>
        <mo stretchy="false">⋅</mo>
        <mrow>
          <mo fence="true" stretchy="true">(</mo>
          <mrow>
            <mtable>
              <mtr>
                <mtd>
                  <mrow>
                    <msub>
                      <mi>h</mi>
                      <mn>11</mn>
                    </msub>
                    <mi>,</mi>
                    <msub>
                      <mi>h</mi>
                      <mn>12</mn>
                    </msub>
                    <mi>,</mi>
                    <mn>...</mn>
                    <mi>,</mi>
                    <msub>
                      <mi>h</mi>
                      <mrow>
                        <mn>1</mn>
                        <mi>S</mi>
                      </mrow>
                    </msub>
                  </mrow>
                </mtd>
              </mtr>
              <mtr>
                <mtd>
                  <mrow>
                    <msub>
                      <mi>h</mi>
                      <mn>21</mn>
                    </msub>
                    <mi>,</mi>
                    <msub>
                      <mi>h</mi>
                      <mn>22</mn>
                    </msub>
                    <mi>,</mi>
                    <mn>...</mn>
                    <mi>,</mi>
                    <msub>
                      <mi>h</mi>
                      <mrow>
                        <mn>2</mn>
                        <mi>S</mi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h</mi>
                      <mrow>
                        <mi>M</mi>
                        <mn>1</mn>
                      </mrow>
                    </msub>
                    <mi>,</mi>
                    <msub>
                      <mi>h</mi>
                      <mrow>
                        <mi>M</mi>
                        <mn>2</mn>
                      </mrow>
                    </msub>
                    <mi>,</mi>
                    <mn>...</mn>
                    <mi>,</mi>
                    <msub>
                      <mi>h</mi>
                      <mi mathvariant="italic">MS</mi>
                    </msub>
                  </mrow>
                </mtd>
              </mtr>
            </mtable>
          </mrow>
          <mo fence="true" stretchy="true">)</mo>
        </mrow>
      </mrow>
    </mrow>
    <annotation encoding="StarMath 5.0">{overline H_e }=({overline h_e1},{overline h_e2},...,{overline h_eS})
= ({α_1e},{α_2e},...,{α_Me}) cdot H
= ({α_1e},{α_2e},...,{α_Me}) cdot left(stack{
{{h_11},{h_12},...,{h_1S}}
# {{h_21},{h_22},...,{h_2S}}
# ... 
# {{h_M1},{h_M2},...,{h_MS}}
}
right )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H</mi>
            <mi>e</mi>
          </msub>
          <mo>¯</mo>
        </mover>
        <mo stretchy="false">=</mo>
        <mfrac>
          <mn>1</mn>
          <msup>
            <mi>Z</mi>
            <mi>e</mi>
          </msup>
        </mfrac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i>M</mi>
            </munderover>
            <msup>
              <mi>α</mi>
              <mrow>
                <mi>t</mi>
                <mi>,</mi>
                <mi>e</mi>
              </mrow>
            </msup>
          </mrow>
          <mo stretchy="false">⋅</mo>
          <msup>
            <mi>H</mi>
            <mi>t</mi>
          </msup>
        </mrow>
        <mo stretchy="false">=</mo>
        <mrow>
          <mrow>
            <msup>
              <mi>α</mi>
              <mrow>
                <mn>1,</mn>
                <mi>e</mi>
              </mrow>
            </msup>
            <mo stretchy="false">⋅</mo>
            <msup>
              <mi>H</mi>
              <mn>1</mn>
            </msup>
          </mrow>
          <mo stretchy="false">+</mo>
          <mrow>
            <msup>
              <mi>α</mi>
              <mrow>
                <mn>2,</mn>
                <mi>e</mi>
              </mrow>
            </msup>
            <mo stretchy="false">⋅</mo>
            <msup>
              <mi>H</mi>
              <mn>2</mn>
            </msup>
          </mrow>
          <mo stretchy="false">+</mo>
          <mn>...</mn>
          <mo stretchy="false">+</mo>
          <mrow>
            <msup>
              <mi>α</mi>
              <mrow>
                <mi>M</mi>
                <mi>,</mi>
                <mi>e</mi>
              </mrow>
            </msup>
            <mo stretchy="false">⋅</mo>
            <msup>
              <mi>H</mi>
              <mi>M</mi>
            </msup>
          </mrow>
        </mrow>
      </mrow>
    </mrow>
    <annotation encoding="StarMath 5.0">{overline H_e }=1 over { Z^e} sum from{t=1} to{M}{ α^{t,e}}  cdot {H^t}
=α^{1,e} cdot H^1 + α^{2,e}  cdot H^2 + ... + α^{M,e}  cdot H^M</annotation>
  </semantics>
</math>
</file>

<file path=Object 44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sup>
        <mrow>
          <mo fence="true" stretchy="true">(</mo>
          <mrow>
            <mtable>
              <mtr>
                <mtd>
                  <mover accent="true">
                    <msub>
                      <mi>h</mi>
                      <mrow>
                        <mi>e</mi>
                        <mn>1</mn>
                      </mrow>
                    </msub>
                    <mo>¯</mo>
                  </mover>
                </mtd>
              </mtr>
              <mtr>
                <mtd>
                  <mover accent="true">
                    <msub>
                      <mi>h</mi>
                      <mrow>
                        <mi>e</mi>
                        <mn>2</mn>
                      </mrow>
                    </msub>
                    <mo>¯</mo>
                  </mover>
                </mtd>
              </mtr>
              <mtr>
                <mtd>
                  <mn>...</mn>
                </mtd>
              </mtr>
              <mtr>
                <mtd>
                  <mover accent="true">
                    <msub>
                      <mi>h</mi>
                      <mi mathvariant="italic">eS</mi>
                    </msub>
                    <mo>¯</mo>
                  </mover>
                </mtd>
              </mtr>
            </mtable>
          </mrow>
          <mo fence="true" stretchy="true">)</mo>
        </mrow>
        <mi>T</mi>
      </msup>
      <mo stretchy="false">=</mo>
      <msup>
        <mrow>
          <mo fence="true" stretchy="true">(</mo>
          <mrow>
            <mtable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1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1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</mtable>
          </mrow>
          <mo fence="true" stretchy="true">)</mo>
        </mrow>
        <mi>T</mi>
      </msup>
    </mrow>
    <annotation encoding="StarMath 5.0">{overline H_e }=({overline h_e1},{overline h_e2},...,{overline h_eS})
= left ( stack{
{overline h_e1}
# {overline h_e2}
#{... }
#{overline h_eS}
} 
right ) ^T

= left ( stack{
{α^{1,e}h_11+α^{2,e}h_21+...+ α^{M,e}h_M1}
# { α^{1,e}h_12+α^{2,e}h_22+...+ α^{M,e}h_M2 }
#{... }
#{α^{1,e}h_12+α^{2,e}h_22+...+ α^{M,e}h_M2 }
} 
right ) ^T</annotation>
  </semantics>
</math>
</file>

<file path=Object 45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sup>
        <mrow>
          <mo fence="true" stretchy="true">(</mo>
          <mrow>
            <mtable>
              <mtr>
                <mtd>
                  <mover accent="true">
                    <msub>
                      <mi>h</mi>
                      <mrow>
                        <mi>e</mi>
                        <mn>1</mn>
                      </mrow>
                    </msub>
                    <mo>¯</mo>
                  </mover>
                </mtd>
              </mtr>
              <mtr>
                <mtd>
                  <mover accent="true">
                    <msub>
                      <mi>h</mi>
                      <mrow>
                        <mi>e</mi>
                        <mn>2</mn>
                      </mrow>
                    </msub>
                    <mo>¯</mo>
                  </mover>
                </mtd>
              </mtr>
              <mtr>
                <mtd>
                  <mn>...</mn>
                </mtd>
              </mtr>
              <mtr>
                <mtd>
                  <mover accent="true">
                    <msub>
                      <mi>h</mi>
                      <mi mathvariant="italic">eS</mi>
                    </msub>
                    <mo>¯</mo>
                  </mover>
                </mtd>
              </mtr>
            </mtable>
          </mrow>
          <mo fence="true" stretchy="true">)</mo>
        </mrow>
        <mi>T</mi>
      </msup>
      <mo stretchy="false">=</mo>
      <msup>
        <mrow>
          <mo fence="true" stretchy="true">(</mo>
          <mrow>
            <mtable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1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1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</mtable>
          </mrow>
          <mo fence="true" stretchy="true">)</mo>
        </mrow>
        <mi>T</mi>
      </msup>
    </mrow>
    <annotation encoding="StarMath 5.0">{overline H_e }=({overline h_e1},{overline h_e2},...,{overline h_eS})
= left ( stack{
{overline h_e1}
# {overline h_e2}
#{... }
#{overline h_eS}
} 
right ) ^T

= left ( stack{
{α^{1,e}h_11+α^{2,e}h_21+...+ α^{M,e}h_M1}
# { α^{1,e}h_12+α^{2,e}h_22+...+ α^{M,e}h_M2 }
#{... }
#{α^{1,e}h_12+α^{2,e}h_22+...+ α^{M,e}h_M2 }
} 
right ) ^T</annotation>
  </semantics>
</math>
</file>

<file path=Object 5/content.xml><?xml version="1.0" encoding="utf-8"?>
<math xmlns="http://www.w3.org/1998/Math/MathML" display="block">
  <semantics>
    <mrow>
      <mrow>
        <mn>1</mn>
        <mo stretchy="false">⩽</mo>
        <mi>Y</mi>
      </mrow>
      <mrow>
        <mrow>
          <mo fence="true" stretchy="false">(</mo>
          <mrow>
            <mi>i</mi>
          </mrow>
          <mo fence="true" stretchy="false">)</mo>
        </mrow>
        <mo stretchy="false">⩽</mo>
        <mi>C</mi>
      </mrow>
    </mrow>
    <annotation encoding="StarMath 5.0">1 leslant Y(i) leslant C</annotation>
  </semantics>
</math>
</file>

<file path=Object 6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X(i)=( X_1(i),X_2(i),X_3(i),...,X_m(i) )^{T}= left [ stack{
{X_11(i),X_12(i),...,X_1n(i)}
# {X_21(i),X_22(i),...,X_2n(i)}
# {...}
# {X_m1(i),X_m2(i),...,X_mn(i)}
} 
 right ] </annotation>
  </semantics>
</math>
</file>

<file path=Object 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i)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